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a5f9a" officeooo:paragraph-rsid="001a5f9a"/>
    </style:style>
    <style:style style:name="P2" style:family="paragraph" style:parent-style-name="Text_20_body">
      <style:text-properties officeooo:rsid="001b9cbe" officeooo:paragraph-rsid="001b9cbe"/>
    </style:style>
    <style:style style:name="P3" style:family="paragraph" style:parent-style-name="Title">
      <style:text-properties officeooo:rsid="00191761" officeooo:paragraph-rsid="00191761"/>
    </style:style>
    <style:style style:name="P4" style:family="paragraph" style:parent-style-name="Text_20_body">
      <style:text-properties officeooo:rsid="00191761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officeooo:rsid="001a5f9a"/>
    </style:style>
    <style:style style:name="P7" style:family="paragraph" style:parent-style-name="Text_20_body" style:list-style-name="L2">
      <style:text-properties officeooo:rsid="001a5f9a" officeooo:paragraph-rsid="001a5f9a"/>
    </style:style>
    <style:style style:name="P8" style:family="paragraph" style:parent-style-name="Text_20_body">
      <style:text-properties officeooo:rsid="001a5f9a" officeooo:paragraph-rsid="001a5f9a"/>
    </style:style>
    <style:style style:name="P9" style:family="paragraph" style:parent-style-name="Text_20_body">
      <style:text-properties officeooo:rsid="001d7ea4"/>
    </style:style>
    <style:style style:name="P10" style:family="paragraph" style:parent-style-name="Heading_20_1">
      <style:text-properties officeooo:rsid="001a5f9a" officeooo:paragraph-rsid="001a5f9a"/>
    </style:style>
    <style:style style:name="P11" style:family="paragraph" style:parent-style-name="Heading_20_1">
      <style:text-properties officeooo:rsid="00191761" officeooo:paragraph-rsid="00191761"/>
    </style:style>
    <style:style style:name="T1" style:family="text">
      <style:text-properties officeooo:rsid="001a5f9a"/>
    </style:style>
    <style:style style:name="T2" style:family="text">
      <style:text-properties officeooo:rsid="001e09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utomazione</text:span> B<text:span text:style-name="T2">edizole</text:span></text:p>
      <text:h text:style-name="P10" text:outline-level="1"><text:span text:style-name="T2">Luce cancellino</text:span></text:h>
      <text:p text:style-name="P1">Ie. </text:p>
      <text:h text:style-name="P11" text:outline-level="1">Comandi</text:h>
      <text:h text:style-name="Heading_20_2" text:outline-level="2">Ao</text:h>
      <text:p text:style-name="Text_20_body">Ao.</text:p>
      <text:p text:style-name="P9"/>
      <text:h text:style-name="Heading_20_2" text:outline-level="2">Ao</text:h>
      <text:p text:style-name="Text_20_body">A)</text:p>
      <text:h text:style-name="Heading_20_2" text:outline-level="2">So</text:h>
      <text:p text:style-name="P4">Sa.</text:p>
      <text:list xml:id="list5573221420562263733" text:style-name="L1">
        <text:list-item>
          <text:p text:style-name="P5"><text:span text:style-name="T1">Te</text:span></text:p>
        </text:list-item>
        <text:list-item>
          <text:p text:style-name="P6">Ta.</text:p>
        </text:list-item>
      </text:list>
      <text:h text:style-name="Heading_20_2" text:outline-level="2">Lo</text:h>
      <text:p text:style-name="P2">Vi:</text:p>
      <text:list xml:id="list2054519394904979188" text:style-name="L2">
        <text:list-item>
          <text:p text:style-name="P7">Temperatura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5M7S</meta:editing-duration>
    <meta:editing-cycles>7</meta:editing-cycles>
    <meta:generator>LibreOffice/4.2.2.1$Windows_x86 LibreOffice_project/3be8cda0bddd8e430d8cda1ebfd581265cca5a0f</meta:generator>
    <dc:date>2016-05-21T19:43:10.562000000</dc:date>
    <meta:document-statistic meta:table-count="0" meta:image-count="0" meta:object-count="0" meta:page-count="1" meta:paragraph-count="15" meta:word-count="20" meta:character-count="84" meta:non-whitespace-character-count="81"/>
    <meta:user-defined meta:name="Info 1"/>
    <meta:user-defined meta:name="Info 2"/>
    <meta:user-defined meta:name="Info 3"/>
    <meta:user-defined meta:name="Info 4"/>
  </office:meta>
</office:document-meta>
</file>